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a0a3" officeooo:paragraph-rsid="0001a0a3"/>
    </style:style>
    <style:style style:name="P2" style:family="paragraph" style:parent-style-name="Standard">
      <style:paragraph-properties fo:text-align="center" style:justify-single-word="false"/>
      <style:text-properties officeooo:rsid="0001a0a3" officeooo:paragraph-rsid="0001a0a3"/>
    </style:style>
    <style:style style:name="P3" style:family="paragraph" style:parent-style-name="Standard">
      <style:paragraph-properties fo:text-align="center" style:justify-single-word="false"/>
      <style:text-properties style:font-name="sans-serif" fo:font-size="12.75pt" officeooo:rsid="0001a0a3" officeooo:paragraph-rsid="0001a0a3"/>
    </style:style>
    <style:style style:name="P4" style:family="paragraph" style:parent-style-name="Standard">
      <style:paragraph-properties fo:text-align="start" style:justify-single-word="false"/>
      <style:text-properties style:font-name="sans-serif" fo:font-size="12.75pt" officeooo:rsid="0001a0a3" officeooo:paragraph-rsid="0001a0a3"/>
    </style:style>
    <style:style style:name="P5" style:family="paragraph" style:parent-style-name="Standard">
      <style:paragraph-properties fo:text-align="center" style:justify-single-word="false"/>
      <style:text-properties style:font-name="sans-serif" fo:font-size="12.75pt"/>
    </style:style>
    <style:style style:name="P6" style:family="paragraph" style:parent-style-name="Standard">
      <style:paragraph-properties fo:text-align="start" style:justify-single-word="false"/>
      <style:text-properties style:font-name="sans-serif" fo:font-size="12.75pt" fo:font-weight="bold" officeooo:rsid="0001a0a3" officeooo:paragraph-rsid="0001a0a3" style:font-weight-asian="bold" style:font-weight-complex="bold"/>
    </style:style>
    <style:style style:name="P7" style:family="paragraph" style:parent-style-name="Standard">
      <style:paragraph-properties fo:text-align="start" style:justify-single-word="false"/>
      <style:text-properties style:font-name="sans-serif" fo:font-size="12.75pt" fo:font-weight="bold" officeooo:rsid="0002bdd2" officeooo:paragraph-rsid="0002bdd2" style:font-weight-asian="bold" style:font-weight-complex="bold"/>
    </style:style>
    <style:style style:name="P8" style:family="paragraph" style:parent-style-name="Standard">
      <style:paragraph-properties fo:text-align="start" style:justify-single-word="false"/>
      <style:text-properties style:font-name="sans-serif" fo:font-size="12.75pt" officeooo:rsid="0002bdd2" officeooo:paragraph-rsid="0002bdd2"/>
    </style:style>
    <style:style style:name="P9" style:family="paragraph" style:parent-style-name="Standard">
      <style:paragraph-properties fo:text-align="start" style:justify-single-word="false"/>
      <style:text-properties style:font-name="sans-serif" fo:font-size="12.75pt" fo:font-weight="normal" officeooo:rsid="0002bf99" officeooo:paragraph-rsid="0002bf99" style:font-weight-asian="normal" style:font-weight-complex="normal"/>
    </style:style>
    <style:style style:name="P10" style:family="paragraph" style:parent-style-name="Standard">
      <style:paragraph-properties fo:text-align="start" style:justify-single-word="false"/>
      <style:text-properties style:font-name="sans-serif" fo:font-size="11.25pt" officeooo:paragraph-rsid="0001a0a3"/>
    </style:style>
    <style:style style:name="P11" style:family="paragraph" style:parent-style-name="Standard">
      <style:paragraph-properties fo:text-align="start" style:justify-single-word="false"/>
      <style:text-properties style:font-name="sans-serif" fo:font-size="11.25pt" officeooo:paragraph-rsid="0002bdd2"/>
    </style:style>
    <style:style style:name="P12" style:family="paragraph" style:parent-style-name="Standard">
      <style:paragraph-properties fo:text-align="start" style:justify-single-word="false"/>
      <style:text-properties style:font-name="sans-serif" fo:font-size="11.25pt" fo:font-weight="bold" officeooo:paragraph-rsid="0001a0a3" style:font-weight-asian="bold" style:font-weight-complex="bold"/>
    </style:style>
    <style:style style:name="P13" style:family="paragraph" style:parent-style-name="Standard">
      <style:paragraph-properties fo:text-align="start" style:justify-single-word="false"/>
      <style:text-properties style:font-name="sans-serif" fo:font-size="11.25pt" fo:font-weight="bold" officeooo:rsid="0001a0a3" officeooo:paragraph-rsid="0001a0a3" style:font-weight-asian="bold" style:font-weight-complex="bold"/>
    </style:style>
    <style:style style:name="P14" style:family="paragraph" style:parent-style-name="Standard">
      <style:paragraph-properties fo:text-align="start" style:justify-single-word="false"/>
      <style:text-properties style:font-name="sans-serif" fo:font-size="11.25pt" fo:font-weight="bold" officeooo:rsid="0002bdd2" officeooo:paragraph-rsid="0002bdd2" style:font-weight-asian="bold" style:font-weight-complex="bold"/>
    </style:style>
    <style:style style:name="P15" style:family="paragraph" style:parent-style-name="Standard">
      <style:paragraph-properties fo:text-align="start" style:justify-single-word="false"/>
      <style:text-properties style:font-name="sans-serif" fo:font-size="11.25pt" fo:font-weight="normal" officeooo:rsid="0001a0a3" officeooo:paragraph-rsid="0001a0a3" style:font-weight-asian="normal" style:font-weight-complex="normal"/>
    </style:style>
    <style:style style:name="P16" style:family="paragraph" style:parent-style-name="Standard">
      <style:paragraph-properties fo:text-align="start" style:justify-single-word="false"/>
      <style:text-properties style:font-name="sans-serif" fo:font-size="11.25pt" fo:font-weight="normal" officeooo:rsid="0002bdd2" officeooo:paragraph-rsid="0002bdd2" style:font-weight-asian="normal" style:font-weight-complex="normal"/>
    </style:style>
    <style:style style:name="P17" style:family="paragraph" style:parent-style-name="Standard">
      <style:paragraph-properties fo:text-align="start" style:justify-single-word="false"/>
      <style:text-properties style:font-name="sans-serif" fo:font-size="11.25pt" officeooo:rsid="0002bdd2" officeooo:paragraph-rsid="0002bdd2"/>
    </style:style>
    <style:style style:name="P18" style:family="paragraph" style:parent-style-name="Standard">
      <style:paragraph-properties fo:text-align="center" style:justify-single-word="false"/>
      <style:text-properties fo:font-weight="bold" officeooo:rsid="0001a0a3" officeooo:paragraph-rsid="0001a0a3" style:font-weight-asian="bold" style:font-weight-complex="bold"/>
    </style:style>
    <style:style style:name="P19" style:family="paragraph" style:parent-style-name="Standard">
      <style:paragraph-properties fo:text-align="start" style:justify-single-word="false"/>
      <style:text-properties fo:font-weight="bold" officeooo:rsid="0001a0a3" officeooo:paragraph-rsid="0001a0a3" style:font-weight-asian="bold" style:font-weight-complex="bold"/>
    </style:style>
    <style:style style:name="P20" style:family="paragraph" style:parent-style-name="Standard">
      <style:paragraph-properties fo:text-align="center" style:justify-single-word="false"/>
      <style:text-properties fo:font-weight="bold" officeooo:rsid="0002bf99" officeooo:paragraph-rsid="0002bf99" style:font-weight-asian="bold" style:font-weight-complex="bold"/>
    </style:style>
    <style:style style:name="P21" style:family="paragraph" style:parent-style-name="Standard">
      <style:paragraph-properties fo:text-align="start" style:justify-single-word="false"/>
      <style:text-properties fo:font-weight="normal" officeooo:rsid="0002bf99" officeooo:paragraph-rsid="0002bf99" style:font-weight-asian="normal" style:font-weight-complex="normal"/>
    </style:style>
    <style:style style:name="P22" style:family="paragraph" style:parent-style-name="Standard">
      <style:text-properties style:font-name="monospace" fo:font-size="11.25pt"/>
    </style:style>
    <style:style style:name="P23" style:family="paragraph" style:parent-style-name="Standard">
      <style:paragraph-properties fo:text-align="start" style:justify-single-word="false"/>
      <style:text-properties style:font-name="monospace" fo:font-size="11.25pt" officeooo:rsid="0001a0a3" officeooo:paragraph-rsid="0001a0a3"/>
    </style:style>
    <style:style style:name="P24" style:family="paragraph" style:parent-style-name="Standard">
      <style:paragraph-properties fo:text-align="start" style:justify-single-word="false"/>
      <style:text-properties officeooo:rsid="0002bf99" officeooo:paragraph-rsid="0002bf99"/>
    </style:style>
    <style:style style:name="T1" style:family="text">
      <style:text-properties officeooo:rsid="0001a0a3"/>
    </style:style>
    <style:style style:name="T2" style:family="text">
      <style:text-properties style:font-name="monospace"/>
    </style:style>
    <style:style style:name="T3" style:family="text">
      <style:text-properties style:font-name="monospace" officeooo:rsid="0001a0a3"/>
    </style:style>
    <style:style style:name="T4" style:family="text">
      <style:text-properties style:font-name="monospace" officeooo:rsid="0002bdd2"/>
    </style:style>
    <style:style style:name="T5" style:family="text">
      <style:text-properties style:font-name="monospace"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weight="normal" officeooo:rsid="0001a0a3" style:font-weight-asian="normal" style:font-weight-complex="normal"/>
    </style:style>
    <style:style style:name="T8" style:family="text">
      <style:text-properties officeooo:rsid="0002bdd2"/>
    </style:style>
    <style:style style:name="T9" style:family="text">
      <style:text-properties officeooo:rsid="0002bf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BORD<text:tab/><text:tab/><text:tab/><text:tab/><text:tab/><text:tab/><text:tab/><text:tab/><text:tab/><text:tab/>L1 informatique</text:p>
      <text:p text:style-name="P1">Guillaume</text:p>
      <text:p text:style-name="P1">4/10/16</text:p>
      <text:p text:style-name="P1"/>
      <text:p text:style-name="P3">BASES DE LA PROGRAMMATION</text:p>
      <text:p text:style-name="P5">L1 S1 2016</text:p>
      <text:p text:style-name="P5">Feuille de TP n° 1 – Prise en main de Python sur GNU/Linux</text:p>
      <text:p text:style-name="P2"/>
      <text:p text:style-name="P18">PARTIE I</text:p>
      <text:p text:style-name="P19">Exercice 0 :</text:p>
      <text:p text:style-name="P6">x=input (« Donnez une valeur ? »)</text:p>
      <text:p text:style-name="P4">Python nous demande de rentrer une valeur</text:p>
      <text:p text:style-name="P4">Pour l'afficher on devra écrire la variable x</text:p>
      <text:p text:style-name="P4"/>
      <text:p text:style-name="P12"><text:span text:style-name="T1">c=input(''</text:span><text:span text:style-name="T2">Donnez une chaîne ?</text:span>'')</text:p>
      <text:p text:style-name="P15">Python nous demande de rentrer une chaîne</text:p>
      <text:p text:style-name="P15">Pour l'afficher on devra écrire la variable c</text:p>
      <text:p text:style-name="P15"/>
      <text:p text:style-name="P15"><text:span text:style-name="T6">raw_input </text:span>ne tente pas d'interpréter comme une expression ce qui a été tapé, le résultat est un string avec le texte capturé comparé à input qui attend qu'on tape quelque chose dans l'entrée standard.</text:p>
      <text:p text:style-name="P13"/>
      <text:p text:style-name="P15"><text:span text:style-name="T6">Exercice 1 </text:span>:</text:p>
      <text:p text:style-name="P15">Le résultat est réel parce que à la fin de notre calcul nous avons un nombre réel (0,5) et que 0,5 est un nombre « float »</text:p>
      <text:p text:style-name="P15"/>
      <text:p text:style-name="P10"><text:span text:style-name="T7">Le résultat de </text:span><text:span text:style-name="T2">1+2+3+4+5+6+0.0 </text:span><text:span text:style-name="T3">est réel parce que 0,0 est de type « Float »</text:span></text:p>
      <text:p text:style-name="P15"/>
      <text:p text:style-name="P13">Exercice 2 :</text:p>
      <text:p text:style-name="P15">Parce que le dénominateur commun est un nombre flontant ( Float)</text:p>
      <text:p text:style-name="P15"/>
      <text:p text:style-name="P13">Exercice 3 :</text:p>
      <text:p text:style-name="P11"><text:span text:style-name="T7">Calculer </text:span><text:span text:style-name="T2">27/5 </text:span><text:span text:style-name="T4">=5</text:span></text:p>
      <text:p text:style-name="P11">puis <text:span text:style-name="T2">27%5 </text:span><text:span text:style-name="T4">=2</text:span></text:p>
      <text:p text:style-name="P11"><text:span text:style-name="T3">R : Le </text:span><text:span text:style-name="T4">premier permet de diviser et le seconde permet d'afficher le reste de la division euclédienne.</text:span></text:p>
      <text:p text:style-name="P10"/>
      <text:p text:style-name="P17">27/5=5</text:p>
      <text:p text:style-name="P17">25/5=5</text:p>
      <text:p text:style-name="P17">25%5=0</text:p>
      <text:p text:style-name="P17">C'est la même chose que le calcul précédent, le fonction modulo % permet d'afficher le reste de la division euclédienne.</text:p>
      <text:p text:style-name="P10"/>
      <text:p text:style-name="P14"><text:span text:style-name="T2">Exercice 4 :</text:span></text:p>
      <text:p text:style-name="P16"><text:span text:style-name="T2">2**3=8</text:span></text:p>
      <text:p text:style-name="P16"><text:span text:style-name="T2">Le résultat est 8 parce que on à calculer 2 puissance de 3.</text:span></text:p>
      <text:p text:style-name="P16"/>
      <text:p text:style-name="P16"><text:span text:style-name="T2">2**3**2=512</text:span></text:p>
      <text:p text:style-name="P16"><text:span text:style-name="T2">(2**3)**2=64</text:span></text:p>
      <text:p text:style-name="P16"><text:span text:style-name="T2">Il y a une différence parce qu'il y a les parenthèse qui bloque le premier calcul.</text:span></text:p>
      <text:p text:style-name="P16"/>
      <text:p text:style-name="P16"/>
      <text:p text:style-name="P14"><text:soft-page-break/><text:span text:style-name="T2">Exercice 5 :</text:span></text:p>
      <text:p text:style-name="P14"><text:span text:style-name="T5">-1**2 =-1</text:span></text:p>
      <text:p text:style-name="P14"><text:span text:style-name="T5">(-1)**2=1</text:span></text:p>
      <text:p text:style-name="P16">La différence c'est que l'un prend que le -1 et l'autre prend toute la parenthèse.</text:p>
      <text:p text:style-name="P16"/>
      <text:p text:style-name="P14">Exercice 6 :</text:p>
      <text:p text:style-name="P23">&gt;&gt;&gt; +1 <text:span text:style-name="T8">=1</text:span></text:p>
      <text:p text:style-name="P22">&gt;&gt;&gt; -1 <text:span text:style-name="T8">=-1</text:span></text:p>
      <text:p text:style-name="P22">&gt;&gt;&gt; --1 <text:span text:style-name="T8">=1</text:span></text:p>
      <text:p text:style-name="P22">&gt;&gt;&gt; -+1 <text:span text:style-name="T8">=-1</text:span></text:p>
      <text:p text:style-name="P22">&gt;&gt;&gt; +-1 <text:span text:style-name="T8">=-1</text:span></text:p>
      <text:p text:style-name="P22">&gt;&gt;&gt; ++1 <text:span text:style-name="T8">=1</text:span></text:p>
      <text:p text:style-name="P8">C'est la régle des signes, si il est positif le résultat sera positif, si il est négatif le résultat sera négatif et si il est négatif et positif le résultat sera négatif.</text:p>
      <text:p text:style-name="P8"/>
      <text:p text:style-name="P7">Exercice 7 :</text:p>
      <text:p text:style-name="P9">On à inverser la variable de A par celle de B</text:p>
      <text:p text:style-name="P24">a=3</text:p>
      <text:p text:style-name="P24">b=4</text:p>
      <text:p text:style-name="P24">a,b = (3,4)</text:p>
      <text:p text:style-name="P24">a,b=b,a</text:p>
      <text:p text:style-name="P24">a,b= (4,3)</text:p>
      <text:p text:style-name="P20">Partie II</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4T10:17:06.150667062</meta:creation-date>
    <dc:date>2016-10-04T11:20:29.895682248</dc:date>
    <meta:editing-duration>PT16M53S</meta:editing-duration>
    <meta:editing-cycles>1</meta:editing-cycles>
    <meta:document-statistic meta:table-count="0" meta:image-count="0" meta:object-count="0" meta:page-count="2" meta:paragraph-count="54" meta:word-count="347" meta:character-count="1799" meta:non-whitespace-character-count="1497"/>
    <meta:generator>LibreOffice/4.2.8.2$Linux_X86_64 LibreOffice_project/420m0$Build-2</meta:generator>
  </office:meta>
</office:document-meta>
</file>